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rier" svg:font-family="Corrier"/>
    <style:font-face style:name="DejaVu Serif" svg:font-family="'DejaVu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031f6" officeooo:paragraph-rsid="001031f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rsid="0010e7a6" officeooo:paragraph-rsid="0010e7a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139083" officeooo:paragraph-rsid="00139083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0.762cm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9.999cm"/>
        </style:tab-stops>
      </style:paragraph-properties>
      <style:text-properties style:font-name="Arial" fo:font-size="12pt" style:font-size-asian="12pt" style:font-size-complex="12pt"/>
    </style:style>
    <style:style style:name="P10" style:family="paragraph" style:parent-style-name="Standard">
      <style:text-properties style:font-name="Arial" fo:font-size="12pt" officeooo:rsid="001031f6" officeooo:paragraph-rsid="001031f6" style:font-size-asian="12pt" style:font-size-complex="12pt"/>
    </style:style>
    <style:style style:name="P11" style:family="paragraph" style:parent-style-name="Standard">
      <style:text-properties style:font-name="Arial" fo:font-size="12pt" officeooo:paragraph-rsid="001031f6" style:font-size-asian="12pt" style:font-size-complex="12pt"/>
    </style:style>
    <style:style style:name="P12" style:family="paragraph" style:parent-style-name="Standard">
      <style:text-properties style:font-name="Arial" fo:font-size="12pt" officeooo:rsid="0010e7a6" officeooo:paragraph-rsid="0010e7a6" style:font-size-asian="12pt" style:font-size-complex="12pt"/>
    </style:style>
    <style:style style:name="P13" style:family="paragraph" style:parent-style-name="Standard">
      <style:text-properties style:font-name="Arial" fo:font-size="12pt" officeooo:rsid="0010f4c5" officeooo:paragraph-rsid="0010f4c5" style:font-size-asian="12pt" style:font-size-complex="12pt"/>
    </style:style>
    <style:style style:name="P14" style:family="paragraph" style:parent-style-name="Standard">
      <style:text-properties style:font-name="Arial" fo:font-size="12pt" officeooo:rsid="00119643" officeooo:paragraph-rsid="00119643" style:font-size-asian="12pt" style:font-size-complex="12pt"/>
    </style:style>
    <style:style style:name="P15" style:family="paragraph" style:parent-style-name="Standard">
      <style:text-properties style:font-name="Arial" fo:font-size="12pt" officeooo:rsid="001541ea" officeooo:paragraph-rsid="001541ea" style:font-size-asian="12pt" style:font-size-complex="12pt"/>
    </style:style>
    <style:style style:name="P16" style:family="paragraph" style:parent-style-name="Standard">
      <style:text-properties style:font-name="Arial" fo:font-size="12pt" officeooo:rsid="0016a6a6" officeooo:paragraph-rsid="0016a6a6" style:font-size-asian="12pt" style:font-size-complex="12pt"/>
    </style:style>
    <style:style style:name="P17" style:family="paragraph" style:parent-style-name="Standard">
      <style:text-properties style:font-name="Arial" fo:font-size="12pt" officeooo:paragraph-rsid="0016a6a6" style:font-size-asian="12pt" style:font-size-complex="12pt"/>
    </style:style>
    <style:style style:name="P18" style:family="paragraph" style:parent-style-name="Standard">
      <style:text-properties style:font-name="Arial" fo:font-size="12pt" officeooo:paragraph-rsid="0018c968" style:font-size-asian="12pt" style:font-size-complex="12pt"/>
    </style:style>
    <style:style style:name="P19" style:family="paragraph" style:parent-style-name="Standard">
      <style:text-properties style:font-name="Arial" fo:font-size="12pt" officeooo:rsid="0018c968" officeooo:paragraph-rsid="0018c968" style:font-size-asian="12pt" style:font-size-complex="12pt"/>
    </style:style>
    <style:style style:name="P2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5" style:family="paragraph" style:parent-style-name="Standard">
      <style:text-properties style:font-name="Arial" officeooo:rsid="0018757e" officeooo:paragraph-rsid="0018757e"/>
    </style:style>
    <style:style style:name="P26" style:family="paragraph" style:parent-style-name="Standard">
      <style:paragraph-properties>
        <style:tab-stops>
          <style:tab-stop style:position="0.762cm"/>
        </style:tab-stops>
      </style:paragraph-properties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>
        <style:tab-stops>
          <style:tab-stop style:position="0.762cm"/>
        </style:tab-stops>
      </style:paragraph-properties>
      <style:text-properties fo:color="#000000" style:text-position="0% 100%" style:font-name="Courier new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>
        <style:tab-stops>
          <style:tab-stop style:position="0.762cm"/>
        </style:tab-stops>
      </style:paragraph-properties>
      <style:text-properties fo:color="#000000" style:text-position="0% 100%" style:font-name="Courier new" fo:font-size="9pt" fo:font-weight="normal" officeooo:paragraph-rsid="001810c5" style:font-size-asian="9pt" style:font-weight-asian="normal" style:font-size-complex="9pt" style:font-weight-complex="normal"/>
    </style:style>
    <style:style style:name="P29" style:family="paragraph" style:parent-style-name="Standard">
      <style:paragraph-properties>
        <style:tab-stops>
          <style:tab-stop style:position="0.762cm"/>
        </style:tab-stops>
      </style:paragraph-properties>
      <style:text-properties fo:color="#000000" style:text-position="0% 100%" style:font-name="Courier new" fo:font-size="9pt" fo:font-weight="normal" officeooo:rsid="0016a6a6" officeooo:paragraph-rsid="001810c5" style:font-size-asian="9pt" style:font-weight-asian="normal" style:font-size-complex="9pt" style:font-weight-complex="normal"/>
    </style:style>
    <style:style style:name="P30" style:family="paragraph" style:parent-style-name="Standard">
      <style:paragraph-properties>
        <style:tab-stops>
          <style:tab-stop style:position="0.762cm"/>
        </style:tab-stops>
      </style:paragraph-properties>
      <style:text-properties fo:color="#000000" style:text-position="0% 100%" style:font-name="Courier new" fo:font-size="9pt" fo:font-weight="normal" officeooo:rsid="001810c5" officeooo:paragraph-rsid="001810c5" style:font-size-asian="9pt" style:font-weight-asian="normal" style:font-size-complex="9pt" style:font-weight-complex="normal"/>
    </style:style>
    <style:style style:name="P31" style:family="paragraph" style:parent-style-name="Standard">
      <style:text-properties fo:color="#000000" style:font-name="Arial"/>
    </style:style>
    <style:style style:name="P32" style:family="paragraph" style:parent-style-name="Standard">
      <style:paragraph-properties>
        <style:tab-stops>
          <style:tab-stop style:position="0.762cm"/>
        </style:tab-stops>
      </style:paragraph-properties>
      <style:text-properties fo:color="#000000" style:font-name="Arial"/>
    </style:style>
    <style:style style:name="P33" style:family="paragraph" style:parent-style-name="Standard">
      <style:text-properties style:font-name="Corrier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text-position="0% 100%" style:font-name="Arial" fo:font-size="12pt" fo:font-weight="normal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1.524cm" fo:margin-right="0cm" fo:text-indent="-0.762cm" style:auto-text-indent="false" style:shadow="non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2cm" fo:margin-right="0cm" fo:text-indent="-1cm" style:auto-text-indent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master-page-name="Landscape">
      <style:paragraph-properties style:page-number="auto" fo:break-before="page">
        <style:tab-stops>
          <style:tab-stop style:position="0.762cm"/>
        </style:tab-stops>
      </style:paragraph-properties>
      <style:text-properties style:font-name="Century Schoolbook L" fo:font-size="15pt" fo:font-weight="bold" style:font-size-asian="15pt" style:font-weight-asian="bold" style:font-size-complex="15pt" style:font-weight-complex="bold"/>
    </style:style>
    <style:style style:name="P39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Arial" fo:font-size="12pt" fo:font-weight="bold" officeooo:rsid="001a7131" officeooo:paragraph-rsid="001a7131" style:font-size-asian="12pt" style:font-weight-asian="bold" style:font-size-complex="12pt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 style:shadow="non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42" style:family="paragraph">
      <loext:graphic-properties draw:fill="solid" draw:fill-color="#cfe7f5"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DejaVu Serif" style:font-weight-asian="bold" style:font-name-complex="DejaVu Serif" style:font-weight-complex="bold"/>
    </style:style>
    <style:style style:name="T3" style:family="text">
      <style:text-properties fo:font-weight="bold" officeooo:rsid="001a7131" style:font-name-asian="DejaVu Serif" style:font-weight-asian="bold" style:font-name-complex="DejaVu Serif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6a6a6"/>
    </style:style>
    <style:style style:name="T6" style:family="text">
      <style:text-properties style:text-position="0% 100%" officeooo:rsid="001810c5"/>
    </style:style>
    <style:style style:name="T7" style:family="text">
      <style:text-properties style:font-name-asian="DejaVu Serif" style:font-name-complex="DejaVu Serif"/>
    </style:style>
    <style:style style:name="T8" style:family="text">
      <style:text-properties officeooo:rsid="001196bd"/>
    </style:style>
    <style:style style:name="T9" style:family="text">
      <style:text-properties officeooo:rsid="0016a6a6"/>
    </style:style>
    <style:style style:name="T10" style:family="text">
      <style:text-properties officeooo:rsid="001810c5"/>
    </style:style>
    <style:style style:name="T11" style:family="text">
      <style:text-properties style:text-position="super 58%"/>
    </style:style>
    <style:style style:name="T12" style:family="text">
      <style:text-properties officeooo:rsid="0018c968"/>
    </style:style>
    <style:style style:name="T13" style:family="text">
      <style:text-properties officeooo:rsid="001a7131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cfe7f5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PSC 240 <text:s/>Assignment 1</text:p>
      <text:p text:style-name="P3">Install and test the Assembler</text:p>
      <text:p text:style-name="P1"/>
      <text:p text:style-name="P1"/>
      <text:p text:style-name="P23">Introduction</text:p>
      <text:p text:style-name="P1"/>
      <text:p text:style-name="P10">Programming is the main component of this course. <text:s/>Programming in an assembly language is certainly more intensive and more complex than programming in ordinary general purpose languages. <text:s/>Therefore, this course begins now in mid-summer 2015 with an online segment, which will be followed by the traditional in class segment. <text:s/>Learning the simple basics of assembly programming during the online course will benefit you greatly when the in-depth programming begin during the in-class segment.</text:p>
      <text:p text:style-name="P8"/>
      <text:p text:style-name="P8"/>
      <text:p text:style-name="P4">Equipment recommendations</text:p>
      <text:p text:style-name="P8"/>
      <text:p text:style-name="P10">If you plan to develop assembly programs on your own equipment you will need a machine with a CPU containing the AVX component. <text:s/>All of the Intel Core-i5 and Core-i7 processors and all of the AMD Bullldozer, Piledriver, and Steamroller processors have the AVX component. <text:s/>In fact, all X86 processors built in the last 3 or 4 years have the AVX component. <text:s/>If your present machine does not have the AVX component then it is simply too old for modern assembly programming.</text:p>
      <text:p text:style-name="P10"/>
      <text:p text:style-name="P10"/>
      <text:p text:style-name="P5">Alternate choice for equipment</text:p>
      <text:p text:style-name="P12"/>
      <text:p text:style-name="P12">A student may elect to use the university's equipment in lieu of investing in personal equipment. <text:s/>Use of the university's lab computers is free of charge, and those computers are configured for assembly programming. <text:s/>Specifically the computers in labs CS104, CS300, and CS408 are dual boot machines with the proper assembler already installed. <text:s/>I do not have current information about the computers in labs CS101 or CS202.</text:p>
      <text:p text:style-name="P12"/>
      <text:p text:style-name="P12">In summary, you do not have to configure a new system in order to do assembly programming because the university already provides the proper equipment.</text:p>
      <text:p text:style-name="P10"/>
      <text:p text:style-name="P10"/>
      <text:p text:style-name="P5">Software requirements</text:p>
      <text:p text:style-name="P12"/>
      <text:p text:style-name="P13">If you are not using the university's free computers then you will need software. <text:s/>First install Linux. <text:s/>Any distro of Linux should be fine for this course. <text:s/>If you are in doubt then install Xubuntu. <text:s/>The name begins with the letter 'X'. <text:s/>Xubuntu is superior to Ubuntu unless you have a touch screen monitor, in which case, Ubuntu is superior to Xubuntu.</text:p>
      <text:p text:style-name="P13"/>
      <text:p text:style-name="P13">All real computer scientists should install single-boot or dual-boot operating systems because you want to get as close to the silicon as possible; you really want to reduce the layers of software between you and the hard metal. <text:s/>If you still believe in virtual machines then go ahead and install such an object. <text:s/>Do not waste you time with virtualbox because it is known to block access the the AVX component. <text:s/>However, Vmware does not block AVX.</text:p>
      <text:p text:style-name="P13"><text:soft-page-break/></text:p>
      <text:p text:style-name="P13">A program that translates assembly source code to machine code is called an assembler – not a compiler. <text:s/>The required assembler for this course is NASM. <text:s/>There is a NASM website where you can learn about the assembler. <text:s/>However, you may simply install the assembler by entering the following command in the terminal window.</text:p>
      <text:p text:style-name="P13"/>
      <text:p text:style-name="P13">sudo <text:s text:c="2"/>apt-get <text:s text:c="2"/>install <text:s text:c="2"/>nasm</text:p>
      <text:p text:style-name="P13"/>
      <text:p text:style-name="P13">and press enter. <text:s/>The entire installation process will be done automatically.</text:p>
      <text:p text:style-name="P11"/>
      <text:p text:style-name="P14">Footnote: <text:s/>One of the textbook authors, Seyfarth, strongly supports the use of assembler YASM. <text:s/>I don't have any experience with YASM, but if you want to experiment with it then I support your use of YASM.</text:p>
      <text:p text:style-name="P8"/>
      <text:p text:style-name="P8"/>
      <text:p text:style-name="P2">Test your installation</text:p>
      <text:p text:style-name="P8"/>
      <text:p text:style-name="P8">Download the program in the folder <text:span text:style-name="T8">Avsdemonstration</text:span> from the the class website, assemble it, and run it. <text:s/>By assembling and running a program you will have confidence that your installation of the assembler was valid. <text:s/>Furthermore, <text:span text:style-name="T8">a successful run of the </text:span>program will <text:span text:style-name="T8">confirm that your machine does in fact have processor with the AVX component.</text:span></text:p>
      <text:p text:style-name="P8"/>
      <text:p text:style-name="P8"/>
      <text:p text:style-name="P6">Study and learn programming</text:p>
      <text:p text:style-name="P8"/>
      <text:p text:style-name="P15">Sadly there are few books about assembly programming, and those few are not great; they are simply ordinary. <text:s/>A book is not required for this course. <text:s/>However, if you like to hold a physical book then see the course syllabus for some recommendations.</text:p>
      <text:p text:style-name="P8"/>
      <text:p text:style-name="P16">For everyone else, who does not own a book, learn by example. <text:s/>At the class website you will find perhaps 4 or more posted sample programs. <text:s/>[The number of sample programs is expected to grow after the date this is written.] <text:s/>Study each program. <text:s/>Learn what each statement does. <text:s/>Make your homework look like those sample programs in both structure and style.</text:p>
      <text:p text:style-name="P8"/>
      <text:p text:style-name="P8"/>
      <text:p text:style-name="P2">Build your own <text:span text:style-name="T9">X86 </text:span>program</text:p>
      <text:p text:style-name="P8"/>
      <text:p text:style-name="P17">Make an X86 program which will compute the <text:span text:style-name="T9">surface area of a sphere given its radius.</text:span></text:p>
      <text:p text:style-name="P17"/>
      <text:p text:style-name="P16">Here is a sample dialog resulting from one execution of the program you will build.</text:p>
      <text:p text:style-name="P17"/>
      <text:p text:style-name="P38">Sample execution</text:p>
      <text:p text:style-name="P7"/>
      <text:p text:style-name="P26">This is CPSC 240 Assignment 1 programmed by Abraham Lincoln.</text:p>
      <text:p text:style-name="P26">This software is running on a Dell Latitude 890 with processor Intel Core i5-4780 running at 3.2GHz.</text:p>
      <text:p text:style-name="P26"><draw:rect text:anchor-type="paragraph" draw:z-index="0" draw:style-name="gr1" draw:text-style-name="P42" svg:width="23.619cm" svg:height="2.43cm" svg:x="-0.012cm" svg:y="0.307cm"><text:p/></draw:rect></text:p>
      <text:p text:style-name="P26"><text:span text:style-name="T9">Welcome to the spheres program. <text:s/></text:span>This program will compute <text:span text:style-name="T4">the </text:span><text:span text:style-name="T5">surface area </text:span><text:span text:style-name="T6">and the volume</text:span><text:span text:style-name="T4"> of a </text:span><text:span text:style-name="T5">sphere</text:span><text:span text:style-name="T4">.</text:span></text:p>
      <text:p text:style-name="P27">Please enter the <text:span text:style-name="T9">radius of the sphere</text:span>: <text:s/>3.<text:span text:style-name="T9">2</text:span></text:p>
      <text:p text:style-name="P27"/>
      <text:p text:style-name="P29">The sphere with radius 3.19999999999999736 has area <text:span text:style-name="T10">128.679635091844321437 and volume 137.258277433586218409.</text:span></text:p>
      <text:p text:style-name="P27"/>
      <text:p text:style-name="P27">The <text:span text:style-name="T10">main </text:span>assembly program will now return the <text:span text:style-name="T9">surface area</text:span> to the driver. <text:s/>Enjoy your <text:span text:style-name="T9">spheres.</text:span></text:p>
      <text:p text:style-name="P27"/>
      <text:p text:style-name="P28">The driver received this number: <text:span text:style-name="T10">128.679635091844321437</text:span>.</text:p>
      <text:p text:style-name="P30">The driver will now return 0 to the operating system. <text:s/>Have a nice X86 day.</text:p>
      <text:p text:style-name="P32"/>
      <text:p text:style-name="P32"/>
      <text:p text:style-name="P32"/>
      <text:p text:style-name="P31">There is a box enclosing the part generated by the assembly program. <text:s/>The part outside the box is generated by the driver program.</text:p>
      <text:p text:style-name="P31"/>
      <text:p text:style-name="P1">Obviously, put your own name in the output as the author, and put your own computer specifications in the second line of output.</text:p>
      <text:p text:style-name="P1"/>
      <text:p text:style-name="P1">Show all float numbers with 18 decimal places on the right of the point.</text:p>
      <text:p text:style-name="P1"/>
      <text:p text:style-name="P25">Assembly programming using 64-bits of precision is accurate only through the 15<text:span text:style-name="T11">th</text:span> decimal digit. <text:s/>Your numeric output will approximate the values shown above, but will not match exactly.</text:p>
      <text:p text:style-name="P1"/>
      <text:p text:style-name="P34"/>
      <text:p text:style-name="P39">Floating point requirements</text:p>
      <text:p text:style-name="P8"/>
      <text:p text:style-name="P8">In this assignment floating point data must be stored in the SSE component in 64-bit floating point format and floating point arithmetic must be performed in the SSE. <text:s/>When outputting a floating point number in base 10 then 18 or more digits must be shown on the right side of the decimal point.</text:p>
      <text:p text:style-name="P8"/>
      <text:p text:style-name="P8"/>
      <text:p text:style-name="P2">Originality requirement</text:p>
      <text:p text:style-name="P8"/>
      <text:p text:style-name="P8">Do not plagiarize the work of another student. <text:s/>You may and you should copy from programs the professor has posted. <text:s/>Those programs are considered to be in the public domain. <text:s/>When you do borrow source code from a legitimate source such as a website or a book do give credit to that source. <text:s/>Put the credit reference in the comments of your own program. <text:s/>You never lose points by crediting a good source.</text:p>
      <text:p text:style-name="P8"/>
      <text:p text:style-name="P8">Giving credit to another source will benefit you in several ways:</text:p>
      <text:p text:style-name="P8">1. <text:s/>You look like a motivated researcher in the professor's opinion</text:p>
      <text:p text:style-name="P8">2. <text:s/>You save time by using source code in the public domain.</text:p>
      <text:p text:style-name="P8">3. <text:s/>There is a level of confidence in the correctness of software checked by two people: the original author and by yourself.</text:p>
      <text:p text:style-name="P8"/>
      <text:p text:style-name="P8"/>
      <text:p text:style-name="P2">Sources of information</text:p>
      <text:p text:style-name="P8"/>
      <text:p text:style-name="P8">The best source of information is the sample programs posted at the class website. <text:s/>Those programs alone have enough information to do this assignment.</text:p>
      <text:p text:style-name="P8"/>
      <text:p text:style-name="P8">The textbook for this course has <text:span text:style-name="T12">good</text:span> information, <text:span text:style-name="T12">but very few complete working programs.</text:span></text:p>
      <text:p text:style-name="P8"/>
      <text:p text:style-name="P18">If you have questions about the assignment then do send me email at holliday@fullerton.edu. <text:s/>Make sure your message line clearly identifies your message such as “Question about Assignment 1”. <text:s/>This is needed to separate your mail from spam.</text:p>
      <text:p text:style-name="P8"/>
      <text:p text:style-name="P8"/>
      <text:p text:style-name="P2">Test data</text:p>
      <text:p text:style-name="P8"/>
      <text:p text:style-name="P8">Run your program repeatedly. <text:s/>Each time test it with <text:span text:style-name="T12">new radius taken from the test cases below.</text:span></text:p>
      <text:p text:style-name="P8"/>
      <text:p text:style-name="P9">3.<text:span text:style-name="T12">2</text:span><text:tab/>[Same as the sample run.]</text:p>
      <text:p text:style-name="P8"/>
      <text:p text:style-name="P19">1.0</text:p>
      <text:p text:style-name="P8"/>
      <text:p text:style-name="P19">0.5</text:p>
      <text:p text:style-name="P8"/>
      <text:p text:style-name="P19">2.5</text:p>
      <text:p text:style-name="P8"/>
      <text:p text:style-name="P8">10.<text:span text:style-name="T12">0</text:span></text:p>
      <text:p text:style-name="P8"><text:soft-page-break/></text:p>
      <text:p text:style-name="P19">150.5</text:p>
      <text:p text:style-name="P8"/>
      <text:p text:style-name="P19">2 000 000 . 7</text:p>
      <text:p text:style-name="P8"/>
      <text:p text:style-name="P19">25 700 000 . 9<text:tab/><text:tab/><text:tab/><text:tab/>Intentional attempt to cause a numeric overflow.</text:p>
      <text:p text:style-name="P8"/>
      <text:p text:style-name="P8">Some of the test numbers show embedded spaces. <text:s/>The spaces are there only for human readability. <text:s/>When you enter data omit the spaces.</text:p>
      <text:p text:style-name="P8"/>
      <text:p text:style-name="P8"/>
      <text:p text:style-name="P2">Requirements for style and structure</text:p>
      <text:p text:style-name="P20"/>
      <text:p text:style-name="P20">Assembly programming has one horrible feature, and that is, it is almost unreadable. <text:s/>Therefore, a professional assembly programmer puts great effort into the structure and style of the source program in an effort to make it understandable by a C++ programmer with no assembly experience.</text:p>
      <text:p text:style-name="P20"/>
      <text:p text:style-name="P20">In summary your program should have the appearance of those posted at the class website. <text:s/>Use any of them as a model for structuring your own program. <text:s/>Here is a partial summary list of those requirements.</text:p>
      <text:p text:style-name="P20"/>
      <text:p text:style-name="P20">1. <text:s/>Each file of source code includes a header with the following information.</text:p>
      <text:p text:style-name="P37">Author information</text:p>
      <text:p text:style-name="P37">Course information</text:p>
      <text:p text:style-name="P37">Project information: <text:s/>what is this assignment suppose to accomplish. <text:s/>The project information is identical in all files of one homework assignment.</text:p>
      <text:p text:style-name="P37">Module information: <text:s/>what does the code in this specific file do. <text:s/>This is different in each file.</text:p>
      <text:p text:style-name="P37">Translator information: <text:s/>which compiler was used</text:p>
      <text:p text:style-name="P37">Format information: <text:s text:c="2"/>how is the source file structured for printing</text:p>
      <text:p text:style-name="P37">Permission information: <text:s text:c="2"/>what are the restrictions on posting this file online.</text:p>
      <text:p text:style-name="P20">The above is very condensed. <text:s/>See the posted examples for the details.</text:p>
      <text:p text:style-name="P20"/>
      <text:p text:style-name="P20">2. <text:s/>All pages of source code are structured for 172 columns of width. <text:s/>Do write beyond column 172, but rather start a new line.</text:p>
      <text:p text:style-name="P20"/>
      <text:p text:style-name="P22">3. <text:s/>All comments start in column 61.</text:p>
      <text:p text:style-name="P22"/>
      <text:p text:style-name="P22">4. <text:s/>Sections of source instructions are separated by horizontal headers starting in column 1.</text:p>
      <text:p text:style-name="P22"/>
      <text:p text:style-name="P20">5. <text:s/>When a source file is printed it must be in landscape with 7 point font. <text:s/>No exception.</text:p>
      <text:p text:style-name="P20"/>
      <text:p text:style-name="P20">6. <text:s/>No line of printed text is ever allow to wrap. <text:s/>Wrapped text will earn you a score of zero.</text:p>
      <text:p text:style-name="P20"/>
      <text:p text:style-name="P20">7. <text:s/>Intra-linear comments describe the action relative to the applications. <text:s/>Be aware of how to comment. <text:s/>Few students ever get it right. <text:s/>An example follows further below.</text:p>
      <text:p text:style-name="P20"/>
      <text:p text:style-name="P20">8. <text:s/>Always include segments .data and .bss even if they are empty.</text:p>
      <text:p text:style-name="P20"><text:soft-page-break/></text:p>
      <text:p text:style-name="P20">9. <text:s/>The driver program receives the same header comments as an assembly source file. <text:s/>The driver does not need intralinear comments. <text:s/>Every project must have a driver function, which plays no role in the solution. <text:s/>It simply initiates the execution.</text:p>
      <text:p text:style-name="P20"/>
      <text:p text:style-name="P20">This is not a complete list of program requirements, but it is a basic starting list.</text:p>
      <text:p text:style-name="P20"/>
      <text:p text:style-name="P20"/>
      <text:p text:style-name="P2">Example of good and bad intralinear comment.</text:p>
      <text:p text:style-name="P20"/>
      <text:p text:style-name="P33">mov <text:s text:c="2"/>rsi, <text:s text:c="2"/>r14 <text:s text:c="15"/>;Copy r14 to rsi.</text:p>
      <text:p text:style-name="P20"/>
      <text:p text:style-name="P20">The above comment was made by a braindead programmer. <text:s/>The comment does nothing other than repeated the instructions. <text:s/>Such programmers typically fail assembly programming course.</text:p>
      <text:p text:style-name="P20"/>
      <text:p text:style-name="P20">The correct way:</text:p>
      <text:p text:style-name="P20"/>
      <text:p text:style-name="P33">mov <text:s text:c="2"/>rsi, <text:s/>r14 <text:s text:c="17"/>;Copy the discriminant to the second standard parameter for use by printf.</text:p>
      <text:p text:style-name="P20"/>
      <text:p text:style-name="P20">In the correct style the instruction has a comment that relates the instruction back to the application, and that is good.</text:p>
      <text:p text:style-name="P20"/>
      <text:p text:style-name="P20">Comments in assembly programming are extremely important, and they are intellectual property of the author. <text:s/>Don't plagiarize a title or a comment from <text:span text:style-name="T12">other people.</text:span> <text:s/>Create your own descriptive titles and comments.</text:p>
      <text:p text:style-name="P20"/>
      <text:p text:style-name="P20"/>
      <text:p text:style-name="P2">Presentation requirements</text:p>
      <text:p text:style-name="P20"/>
      <text:p text:style-name="P20">Create a title page. <text:s/>On the title page include the following information: your name, the course designation, the assignment number, and the due date. <text:s/>You arrange the information for good appearance. <text:s/>Print the title page in portrait format.</text:p>
      <text:p text:style-name="P20"/>
      <text:p text:style-name="P20">Print the following documents in landscape format with 7 point font. <text:s/>Immediately before printing check the documents for line wrap. <text:s/>If line wrap is present then eliminate line wrap before printing. <text:s/>Do not submit copy with line wrap.</text:p>
      <text:p text:style-name="P20"/>
      <text:p text:style-name="P20">Make sure all intra-linear comments are left justified at column number 61. <text:s/>Do not submit copy with ragged left justification.</text:p>
      <text:p text:style-name="P8"/>
      <text:p text:style-name="P19">1. <text:s/>Cover page</text:p>
      <text:p text:style-name="P8"/>
      <text:p text:style-name="P8"><text:span text:style-name="T12">2</text:span>. <text:s/>Driver program</text:p>
      <text:p text:style-name="P8"/>
      <text:p text:style-name="P8"><text:span text:style-name="T12">3</text:span>. <text:s/>X86 program</text:p>
      <text:p text:style-name="P20"/>
      <text:p text:style-name="P20"><text:span text:style-name="T12">4</text:span>. <text:s/>A capture of each session where sets of test data are entered. <text:s/>There will be one captured session for each <text:span text:style-name="T12">individual input.</text:span></text:p>
      <text:p text:style-name="P20"><text:soft-page-break/></text:p>
      <text:p text:style-name="P20"><text:span text:style-name="T12">5</text:span>. <text:s/>In the terminal enter the command <text:s/>“ls <text:s/>-l” (for Macs and Linux) or “dir” (for Windows) <text:s/>without the quotes. <text:s/>Capture the results for printing on paper. <text:s/>A listing of file names, their sizes, and their dates must be printed. <text:s/>Be sure you are in the directory where files of this assignment reside.</text:p>
      <text:p text:style-name="P20"/>
      <text:p text:style-name="P20">Assemble the documents in a packet. <text:s/>The correct order is:</text:p>
      <text:p text:style-name="P35">1.<text:tab/>Title page [portrait]</text:p>
      <text:p text:style-name="P35">2.<text:tab/>Driver program [landscape]</text:p>
      <text:p text:style-name="P35">3.<text:tab/>X86 program [landscape]</text:p>
      <text:p text:style-name="P35">4.<text:tab/>Test runs using all the required test data. <text:s/>Assemble the test runs in the order listed in this homework document [landscape]</text:p>
      <text:p text:style-name="P35">5.<text:tab/>List of file names and information related to each file. [portrait or landscape]</text:p>
      <text:list xml:id="list8644479938317522832" text:style-name="L1">
        <text:list-header>
          <text:p text:style-name="P41"/>
        </text:list-header>
      </text:list>
      <text:p text:style-name="P20"/>
      <text:p text:style-name="P2">Get credit for your work</text:p>
      <text:p text:style-name="P20"/>
      <text:p text:style-name="P20">Prepare <text:span text:style-name="T12">a professional appearing</text:span> packet. <text:s/>Staple the pages together in the correct order. <text:s/>Bring it to class for delivery. <text:s/>Do not skip the lecture because you want to go print a part of your packet. <text:s/>Deliver the packet on the due date.</text:p>
      <text:p text:style-name="P20"/>
      <text:p text:style-name="P8"><text:span text:style-name="T1">Due date</text:span>: <text:s/>2015-<text:span text:style-name="T13">Aug</text:span>-<text:span text:style-name="T13">24</text:span> for students with <text:span text:style-name="T13">class meeting on Mondays</text:span></text:p>
      <text:p text:style-name="P20"><text:s text:c="18"/>2015-<text:span text:style-name="T13">Aug</text:span>-2<text:span text:style-name="T13">5</text:span> for students with <text:span text:style-name="T13">class meeting on Tuesday</text:span></text:p>
      <text:p text:style-name="P20"/>
      <text:p text:style-name="P20">If at any time a due date falls on a University holiday then the assignment becomes due at the next regularly scheduled class meeting.</text:p>
      <text:p text:style-name="P20"/>
      <text:p text:style-name="P20"/>
      <text:p text:style-name="P40">s</text:p>
      <text:p text:style-name="P36">Friendly suggestions for success in assembly programming.</text:p>
      <text:p text:style-name="P20"/>
      <text:p text:style-name="P20">Attendance is important. <text:s/>Attendance will be recorded at each class meeting including the first class meeting. <text:s/>During the semester a student must be present at 85% of all class meetings including the first class meeting. <text:s/>If you foresee absences greater than 15% then this is not the semester to enroll in CPSC240. <text:s/>Anyone with an attendance record below 85% receives an automatic 'F” for the course.</text:p>
      <text:p text:style-name="P20"/>
      <text:p text:style-name="P20">Sickness, hospitalization, car accident, broken bone, and so on do not help your attendance record. <text:s/>You have to be physically present to record your attendance.</text:p>
      <text:p text:style-name="P20"/>
      <text:p text:style-name="P20">Assembly programming is extremely time intensive. <text:s/>It is far more time intensive than C++. <text:s/>Make sure you have lots of time during <text:span text:style-name="T13">August</text:span> through <text:span text:style-name="T13">December</text:span> 2015 for programming. <text:s/>If you have many units in your <text:span text:style-name="T13">Fall</text:span> schedule of class then take CPSC240 in a semester when you have few units.</text:p>
      <text:p text:style-name="P20"/>
      <text:p text:style-name="P20">Assignment 1 is due on the first day of class. <text:s/>This gives you an opportunity to judge how much time is required to do an assignment in assembly programming. <text:s/>If you solve assignment 1 quickly then keep your full schedule and proceed ahead with CPSC240.</text:p>
      <text:p text:style-name="P20"/>
      <text:p text:style-name="P20">Resist the temptation to copy a classmate's program. <text:s/>The place to copy is the professor's programs posted at the class website. <text:s/>Any assembly program solving a specific problem is completely different from any other assembly program solving the exact same problem. <text:s/>If you <text:s/>copy someone's program you're making two identical programs and that will not happen <text:span text:style-name="T13">by</text:span> natural processes; it only happens by plagiaris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3">Disclaimer</text:span><text:span text:style-name="T7">: <text:s/>This document was created with Libre Office Writer and saved in open source format “odt”. <text:s/>If the document is opened with another word processor it may occur that some diagrams, graphic elements, or pictures do not display properly. <text:s/>The quick solution is to get a free copy of the word processor at www.libreoffice.org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rier" svg:font-family="Corrier"/>
    <style:font-face style:name="DejaVu Serif" svg:font-family="'DejaVu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2:21:24</meta:creation-date>
    <dc:date>2015-07-20T21:27:21.675103043</dc:date>
    <meta:editing-duration>PT7H48M58S</meta:editing-duration>
    <meta:editing-cycles>63</meta:editing-cycles>
    <meta:generator>LibreOffice/4.4.2.2$Linux_X86_64 LibreOffice_project/40m0$Build-2</meta:generator>
    <meta:print-date>2014-08-20T15:18:55</meta:print-date>
    <meta:document-statistic meta:table-count="0" meta:image-count="0" meta:object-count="0" meta:page-count="8" meta:paragraph-count="116" meta:word-count="2350" meta:character-count="14209" meta:non-whitespace-character-count="11776"/>
  </office:meta>
</office:document-meta>
</file>